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sRequestConditionTests.compareTo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sRequestConditionTests.consumes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umesRequestConditionTests.compareTo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Tests.combine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assertConditions( ConsumesRequestCondition condition , String ...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match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sumesRequestConditionTests.consumesSingl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ParseErrorWithN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Wildcar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negatedConsum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Multip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getConsumableMediaTypesNegat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umesRequestConditionTests.parseConsumesAn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